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e0a4" officeooo:paragraph-rsid="0012e0a4"/>
    </style:style>
    <style:style style:name="P2" style:family="paragraph" style:parent-style-name="Standard">
      <style:text-properties officeooo:rsid="001a0bf0" officeooo:paragraph-rsid="001a0bf0"/>
    </style:style>
    <style:style style:name="P3" style:family="paragraph" style:parent-style-name="Standard">
      <style:text-properties officeooo:rsid="00200044" officeooo:paragraph-rsid="00200044"/>
    </style:style>
    <style:style style:name="T1" style:family="text">
      <style:text-properties officeooo:rsid="00169e1a"/>
    </style:style>
    <style:style style:name="T2" style:family="text">
      <style:text-properties officeooo:rsid="001e80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DO App.</text:p>
      <text:p text:style-name="P1"/>
      <text:p text:style-name="P1">Approach:</text:p>
      <text:p text:style-name="P1"/>
      <text:p text:style-name="P1"><text:s/>First home page is given on that the registration and login tabs are given.if click on registration then fill all info and click on register <text:span text:style-name="T1">if any required field is not filled then stay on that page and display message on required field</text:span> <text:span text:style-name="T1">otherewise</text:span> redirect to login and another is cancel if click on cancel then it will redirect to home.And the login tab if click on it. it will directly go to login and after successful login it will jump on the todo list <text:span text:style-name="T1">if not then display message password or email is entered wrong</text:span>. and on todo the profile settings and logout are the tabs.On todo list page new,delete and edit options are there.and search tab will be provid <text:span text:style-name="T1">to search todo item</text:span>.</text:p>
      <text:p text:style-name="P1"/>
      <text:p text:style-name="P1">Registration Form Validations:</text:p>
      <text:p text:style-name="P1"/>
      <text:p text:style-name="P1">1) First name and last name should not empty and accept only alphabets.</text:p>
      <text:p text:style-name="P1">2) Email validation i.e before @ something should be write and after @ min 3 characters required after '.' min 2 characters are required.already present email should not be entered again.</text:p>
      <text:p text:style-name="P1">3) Gender is required field.</text:p>
      <text:p text:style-name="P1">4) Address field is not mandatory. It will accept characters and digits.</text:p>
      <text:p text:style-name="P1">5) Profile image is also not mandatory.If user not select any image then by default image will be stored.</text:p>
      <text:p text:style-name="P1">6) Password should not be visible.and it should not empty.</text:p>
      <text:p text:style-name="P2">7) After click on register it will store data on local storage.</text:p>
      <text:p text:style-name="P1"/>
      <text:p text:style-name="P1">Login Form Validations:</text:p>
      <text:p text:style-name="P1"/>
      <text:p text:style-name="P1">1) Email field is compulsory.</text:p>
      <text:p text:style-name="P1">2) Password field is also compulsory.</text:p>
      <text:p text:style-name="P1">If any one of these entered wrong then it will stay on that page only.</text:p>
      <text:p text:style-name="P2">3)login button if email and password <text:span text:style-name="T2">get matched from local storage </text:span>then only go forw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15:13:03.119211302</meta:creation-date>
    <dc:date>2019-06-26T15:30:00.955794298</dc:date>
    <meta:editing-duration>PT6M34S</meta:editing-duration>
    <meta:editing-cycles>5</meta:editing-cycles>
    <meta:generator>LibreOffice/5.1.6.2$Linux_X86_64 LibreOffice_project/10m0$Build-2</meta:generator>
    <meta:document-statistic meta:table-count="0" meta:image-count="0" meta:object-count="0" meta:page-count="1" meta:paragraph-count="16" meta:word-count="277" meta:character-count="1566" meta:non-whitespace-character-count="1304"/>
  </office:meta>
</office:document-meta>
</file>